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cc4b" officeooo:paragraph-rsid="000ccc4b"/>
    </style:style>
    <style:style style:name="P2" style:family="paragraph" style:parent-style-name="Standard">
      <style:text-properties fo:font-size="14pt" fo:font-weight="bold" officeooo:rsid="000ccc4b" officeooo:paragraph-rsid="000ccc4b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0ccc4b" officeooo:paragraph-rsid="000ccc4b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3pt" style:text-underline-style="solid" style:text-underline-width="auto" style:text-underline-color="font-color" fo:font-weight="bold" officeooo:rsid="000ccc4b" officeooo:paragraph-rsid="000ccc4b" style:font-size-asian="13pt" style:font-weight-asian="bold" style:font-size-complex="13pt" style:font-weight-complex="bold"/>
    </style:style>
    <style:style style:name="T1" style:family="text">
      <style:text-properties officeooo:rsid="000ccc4b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0ccc4b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bold" officeooo:rsid="000ccc4b" style:font-size-asian="18pt" style:font-weight-asian="bold" style:font-size-complex="18pt" style:font-weight-complex="bold"/>
    </style:style>
    <style:style style:name="T6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7" style:family="text">
      <style:text-properties fo:font-size="18pt" style:text-underline-style="solid" style:text-underline-width="auto" style:text-underline-color="font-color" fo:font-weight="bold" officeooo:rsid="000ccc4b" style:font-size-asian="18pt" style:font-weight-asian="bold" style:font-size-complex="18pt" style:font-weight-complex="bold"/>
    </style:style>
    <style:style style:name="T8" style:family="text">
      <style:text-properties fo:font-size="18pt" style:text-underline-style="none" fo:font-weight="bold" officeooo:rsid="000ccc4b" style:font-size-asian="18pt" style:font-weight-asian="bold" style:font-size-complex="18pt" style:font-weight-complex="bold"/>
    </style:style>
    <style:style style:name="T9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text:span text:style-name="T8"><text:s text:c="17"/></text:span><text:span text:style-name="T7">VEGETABLE FRIEDRICE RECIPE</text:span><text:span text:style-name="T9"> </text:span></text:p>
      <text:p text:style-name="Standard"/>
      <text:p text:style-name="P2"/>
      <text:p text:style-name="P3">INGREDIENTS</text:p>
      <text:p text:style-name="P1">Sunfloweroil</text:p>
      <text:p text:style-name="P1">Garlic</text:p>
      <text:p text:style-name="P1">Ginger</text:p>
      <text:p text:style-name="P1">Onion</text:p>
      <text:p text:style-name="P1">Carrot</text:p>
      <text:p text:style-name="P1">Beans</text:p>
      <text:p text:style-name="P1">Cabbage</text:p>
      <text:p text:style-name="P1">Brocoli</text:p>
      <text:p text:style-name="P1">Greenpeas</text:p>
      <text:p text:style-name="P1">BasmathiRice</text:p>
      <text:p text:style-name="P1">Soya Sauce</text:p>
      <text:p text:style-name="P1">Vineger,Pepper</text:p>
      <text:p text:style-name="P1">Salt</text:p>
      <text:p text:style-name="Standard"/>
      <text:p text:style-name="P4">HOW TO MAKE</text:p>
      <text:p text:style-name="Standard"/>
      <text:p text:style-name="Text_20_body">1) <text:s/><text:span text:style-name="T1">Use <text:s/>sunfloweroil inst</text:span>ead of ghee while making it for fried rice. Approximately ¾ cup of raw rice will give you 3 cups of cooked rice. Let the rice cool down a little bit.Fluff up the rice and make sure that there are no lumps of cooked rice.</text:p>
      <text:p text:style-name="Text_20_body">2) Meanwhile do the preparation, chop all the veggies.</text:p>
      <text:p text:style-name="Text_20_body">3) Heat the sesame oil in a pan or wok on medium-high heat. Once hot add chopped ginger, garlic and green chili. Saute for a minute.<text:line-break/></text:p>
      <text:p text:style-name="Text_20_body">4) Then add chopped onions.</text:p>
      <text:p text:style-name="Text_20_body">5) Cook till they becomes translucent.<text:line-break/></text:p>
      <text:p text:style-name="Text_20_body">6) Then add rest of the vegetables (beans, carrots, bell pepper, cabbage, green onion).</text:p>
      <text:p text:style-name="Text_20_body">7) Mix well and cook with stirring frequently as we are cooking it on medium-high heat.<text:line-break/> Cook for 2-3 minutes, they will start to soften. We don’t want mushy vegetables, they should have crunch in it.</text:p>
      <text:p text:style-name="Text_20_body">9) Add steamed rice, salt and pepper.<text:line-break/></text:p>
      <text:p text:style-name="Text_20_body"><text:span text:style-name="T1">1</text:span>0) Mix well.</text:p>
      <text:p text:style-name="Text_20_body">11) Lastly add soy sauce and mix gently till incorporated well.<text:line-break/></text:p>
      <text:p text:style-name="Text_20_body">Remove it to a serving bowl. garnish with chopped greens of spring onion.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1:30:31.812316786</meta:creation-date>
    <dc:date>2020-02-03T11:41:36.040448787</dc:date>
    <meta:editing-duration>P0D</meta:editing-duration>
    <meta:editing-cycles>1</meta:editing-cycles>
    <meta:document-statistic meta:table-count="0" meta:image-count="0" meta:object-count="0" meta:page-count="2" meta:paragraph-count="27" meta:word-count="199" meta:character-count="1143" meta:non-whitespace-character-count="946"/>
    <meta:generator>LibreOffice/4.2.8.2$Linux_x86 LibreOffice_project/420m0$Build-2</meta:generator>
  </office:meta>
</office:document-meta>
</file>